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e94c" officeooo:paragraph-rsid="0008e94c"/>
    </style:style>
    <style:style style:name="P2" style:family="paragraph" style:parent-style-name="Standard">
      <style:text-properties officeooo:rsid="0008e94c" officeooo:paragraph-rsid="000bfa0a"/>
    </style:style>
    <style:style style:name="P3" style:family="paragraph" style:parent-style-name="Standard">
      <style:text-properties officeooo:rsid="0008e94c" officeooo:paragraph-rsid="0010bfb2"/>
    </style:style>
    <style:style style:name="P4" style:family="paragraph" style:parent-style-name="Standard">
      <style:text-properties officeooo:paragraph-rsid="0008e94c"/>
    </style:style>
    <style:style style:name="P5" style:family="paragraph" style:parent-style-name="Standard">
      <style:text-properties officeooo:rsid="000a92f8" officeooo:paragraph-rsid="0008e94c"/>
    </style:style>
    <style:style style:name="P6" style:family="paragraph" style:parent-style-name="Standard">
      <style:text-properties officeooo:rsid="000a92f8" officeooo:paragraph-rsid="000a92f8"/>
    </style:style>
    <style:style style:name="P7" style:family="paragraph" style:parent-style-name="Standard">
      <style:text-properties officeooo:rsid="000a92f8" officeooo:paragraph-rsid="000bfa0a"/>
    </style:style>
    <style:style style:name="P8" style:family="paragraph" style:parent-style-name="Standard">
      <style:text-properties style:text-underline-style="none" officeooo:rsid="000bfa0a" officeooo:paragraph-rsid="000bfa0a"/>
    </style:style>
    <style:style style:name="P9" style:family="paragraph" style:parent-style-name="Standard">
      <style:text-properties officeooo:paragraph-rsid="000a92f8"/>
    </style:style>
    <style:style style:name="P10" style:family="paragraph" style:parent-style-name="Standard">
      <style:text-properties officeooo:paragraph-rsid="0008423e"/>
    </style:style>
    <style:style style:name="P11" style:family="paragraph" style:parent-style-name="Standard">
      <style:text-properties officeooo:paragraph-rsid="000bfa0a"/>
    </style:style>
    <style:style style:name="P12" style:family="paragraph" style:parent-style-name="Standard">
      <style:text-properties officeooo:rsid="000bfa0a" officeooo:paragraph-rsid="000bfa0a"/>
    </style:style>
    <style:style style:name="P13" style:family="paragraph" style:parent-style-name="Standard">
      <style:text-properties officeooo:paragraph-rsid="000d2118"/>
    </style:style>
    <style:style style:name="P14" style:family="paragraph" style:parent-style-name="Standard">
      <style:text-properties officeooo:paragraph-rsid="000d2118" fo:background-color="transparent"/>
    </style:style>
    <style:style style:name="P15" style:family="paragraph" style:parent-style-name="Standard">
      <style:text-properties officeooo:paragraph-rsid="000bfa0a" fo:background-color="transparent"/>
    </style:style>
    <style:style style:name="P16" style:family="paragraph" style:parent-style-name="Standard">
      <style:text-properties officeooo:rsid="0008e94c" officeooo:paragraph-rsid="0008e94c" fo:background-color="transparent"/>
    </style:style>
    <style:style style:name="P17" style:family="paragraph" style:parent-style-name="Standard">
      <style:text-properties officeooo:rsid="000a92f8" officeooo:paragraph-rsid="000bfa0a" fo:background-color="transparent"/>
    </style:style>
    <style:style style:name="P18" style:family="paragraph" style:parent-style-name="Standard">
      <style:text-properties officeooo:paragraph-rsid="000f1c37"/>
    </style:style>
    <style:style style:name="P19" style:family="paragraph" style:parent-style-name="Standard">
      <style:paragraph-properties fo:break-before="page"/>
      <style:text-properties officeooo:rsid="0008e94c" officeooo:paragraph-rsid="0008e94c"/>
    </style:style>
    <style:style style:name="P20" style:family="paragraph" style:parent-style-name="Text_20_body">
      <style:text-properties officeooo:paragraph-rsid="000a92f8"/>
    </style:style>
    <style:style style:name="P21" style:family="paragraph" style:parent-style-name="Text_20_body">
      <style:text-properties officeooo:paragraph-rsid="000bfa0a"/>
    </style:style>
    <style:style style:name="P22" style:family="paragraph" style:parent-style-name="Text_20_body">
      <style:text-properties officeooo:rsid="000bfa0a" officeooo:paragraph-rsid="000bfa0a"/>
    </style:style>
    <style:style style:name="P23" style:family="paragraph" style:parent-style-name="Text_20_body">
      <style:text-properties officeooo:paragraph-rsid="000d2118"/>
    </style:style>
    <style:style style:name="P24" style:family="paragraph" style:parent-style-name="Text_20_body">
      <style:text-properties officeooo:paragraph-rsid="000f1c37"/>
    </style:style>
    <style:style style:name="P25" style:family="paragraph" style:parent-style-name="Text_20_body">
      <style:text-properties officeooo:rsid="00102761" officeooo:paragraph-rsid="00102761"/>
    </style:style>
    <style:style style:name="P26" style:family="paragraph" style:parent-style-name="Text_20_body">
      <style:text-properties officeooo:paragraph-rsid="00102761"/>
    </style:style>
    <style:style style:name="P27" style:family="paragraph" style:parent-style-name="Text_20_body">
      <style:text-properties officeooo:rsid="0010bfb2" officeooo:paragraph-rsid="0010bfb2"/>
    </style:style>
    <style:style style:name="P28" style:family="paragraph" style:parent-style-name="Text_20_body">
      <style:text-properties officeooo:rsid="0010bfb2" officeooo:paragraph-rsid="00110d8e"/>
    </style:style>
    <style:style style:name="P29" style:family="paragraph" style:parent-style-name="Text_20_body">
      <style:text-properties officeooo:rsid="00110d8e" officeooo:paragraph-rsid="00110d8e"/>
    </style:style>
    <style:style style:name="T1" style:family="text">
      <style:text-properties officeooo:rsid="0008423e"/>
    </style:style>
    <style:style style:name="T2" style:family="text">
      <style:text-properties officeooo:rsid="000916ea"/>
    </style:style>
    <style:style style:name="T3" style:family="text">
      <style:text-properties officeooo:rsid="0008e94c"/>
    </style:style>
    <style:style style:name="T4" style:family="text">
      <style:text-properties fo:font-style="italic"/>
    </style:style>
    <style:style style:name="T5" style:family="text">
      <style:text-properties fo:font-style="italic" officeooo:rsid="000a92f8"/>
    </style:style>
    <style:style style:name="T6" style:family="text">
      <style:text-properties fo:font-style="italic" style:text-underline-style="none"/>
    </style:style>
    <style:style style:name="T7" style:family="text">
      <style:text-properties fo:font-style="italic" style:text-underline-style="none" officeooo:rsid="000a92f8"/>
    </style:style>
    <style:style style:name="T8" style:family="text">
      <style:text-properties fo:font-style="italic" officeooo:rsid="000bfa0a"/>
    </style:style>
    <style:style style:name="T9" style:family="text">
      <style:text-properties fo:font-style="italic" officeooo:rsid="000bfa0a" style:font-style-asian="italic" style:font-style-complex="italic"/>
    </style:style>
    <style:style style:name="T10" style:family="text">
      <style:text-properties fo:font-style="italic" fo:background-color="#ffff66" loext:char-shading-value="0"/>
    </style:style>
    <style:style style:name="T11" style:family="text">
      <style:text-properties fo:font-style="italic" fo:background-color="transparent" loext:char-shading-value="0"/>
    </style:style>
    <style:style style:name="T12" style:family="text">
      <style:text-properties fo:font-style="italic" officeooo:rsid="000a92f8" fo:background-color="transparent" loext:char-shading-value="0"/>
    </style:style>
    <style:style style:name="T13" style:family="text">
      <style:text-properties fo:font-style="italic" officeooo:rsid="000bfa0a" fo:background-color="transparent" loext:char-shading-value="0" style:font-style-asian="italic" style:font-style-complex="italic"/>
    </style:style>
    <style:style style:name="T14" style:family="text">
      <style:text-properties fo:font-style="italic" fo:background-color="transparent" loext:char-shading-value="0"/>
    </style:style>
    <style:style style:name="T15" style:family="text">
      <style:text-properties fo:font-style="italic" fo:background-color="#ffffff"/>
    </style:style>
    <style:style style:name="T16" style:family="text">
      <style:text-properties style:text-position="33% 80%"/>
    </style:style>
    <style:style style:name="T17" style:family="text">
      <style:text-properties style:text-position="33% 80%" fo:font-style="italic"/>
    </style:style>
    <style:style style:name="T18" style:family="text">
      <style:text-properties style:text-position="33% 80%" fo:font-style="italic" style:text-underline-style="none" officeooo:rsid="000a92f8"/>
    </style:style>
    <style:style style:name="T19" style:family="text">
      <style:text-properties style:text-position="33% 80%" fo:font-style="italic" officeooo:rsid="000a92f8"/>
    </style:style>
    <style:style style:name="T20" style:family="text">
      <style:text-properties style:text-position="33% 80%" style:text-underline-style="none"/>
    </style:style>
    <style:style style:name="T21" style:family="text">
      <style:text-properties style:text-underline-style="none"/>
    </style:style>
    <style:style style:name="T22" style:family="text">
      <style:text-properties style:text-underline-style="none" officeooo:rsid="000a92f8"/>
    </style:style>
    <style:style style:name="T23" style:family="text">
      <style:text-properties style:text-underline-style="none" officeooo:rsid="000bfa0a"/>
    </style:style>
    <style:style style:name="T24" style:family="text">
      <style:text-properties fo:font-weight="bold"/>
    </style:style>
    <style:style style:name="T25" style:family="text">
      <style:text-properties fo:font-weight="bold" officeooo:rsid="000bfa0a"/>
    </style:style>
    <style:style style:name="T26" style:family="text">
      <style:text-properties fo:font-weight="normal" style:font-weight-asian="normal" style:font-weight-complex="normal"/>
    </style:style>
    <style:style style:name="T27" style:family="text">
      <style:text-properties fo:font-weight="normal" officeooo:rsid="0008e94c" style:font-weight-asian="normal" style:font-weight-complex="normal"/>
    </style:style>
    <style:style style:name="T28" style:family="text">
      <style:text-properties fo:font-weight="normal" officeooo:rsid="0008e94c" style:font-weight-asian="normal" style:font-weight-complex="normal" fo:background-color="#ffffff"/>
    </style:style>
    <style:style style:name="T29" style:family="text">
      <style:text-properties fo:font-weight="normal" officeooo:rsid="000bfa0a" style:font-weight-asian="normal" style:font-weight-complex="normal" fo:background-color="#ffffff"/>
    </style:style>
    <style:style style:name="T30" style:family="text">
      <style:text-properties fo:font-weight="normal" style:font-weight-asian="normal" style:font-weight-complex="normal" fo:background-color="#ffffff"/>
    </style:style>
    <style:style style:name="T31" style:family="text">
      <style:text-properties fo:font-weight="normal" fo:background-color="transparent" loext:char-shading-value="0" style:font-weight-asian="normal" style:font-weight-complex="normal"/>
    </style:style>
    <style:style style:name="T32" style:family="text">
      <style:text-properties fo:font-weight="normal" fo:background-color="transparent" loext:char-shading-value="0" style:font-weight-asian="normal" style:font-weight-complex="normal"/>
    </style:style>
    <style:style style:name="T33" style:family="text">
      <style:text-properties fo:font-weight="normal" officeooo:rsid="0008e94c" fo:background-color="transparent" loext:char-shading-value="0" style:font-weight-asian="normal" style:font-weight-complex="normal"/>
    </style:style>
    <style:style style:name="T34" style:family="text">
      <style:text-properties fo:font-weight="normal" officeooo:rsid="0008e94c" fo:background-color="transparent" loext:char-shading-value="0" style:font-weight-asian="normal" style:font-weight-complex="normal"/>
    </style:style>
    <style:style style:name="T35" style:family="text">
      <style:text-properties fo:font-weight="normal" officeooo:rsid="000bfa0a" fo:background-color="transparent" loext:char-shading-value="0" style:font-weight-asian="normal" style:font-weight-complex="normal"/>
    </style:style>
    <style:style style:name="T36" style:family="text">
      <style:text-properties fo:font-weight="normal" officeooo:rsid="000bfa0a" fo:background-color="transparent" loext:char-shading-value="0" style:font-weight-asian="normal" style:font-weight-complex="normal"/>
    </style:style>
    <style:style style:name="T37" style:family="text">
      <style:text-properties fo:font-weight="normal" officeooo:rsid="000d2118" fo:background-color="transparent" loext:char-shading-value="0" style:font-weight-asian="normal" style:font-weight-complex="normal"/>
    </style:style>
    <style:style style:name="T38" style:family="text">
      <style:text-properties fo:font-weight="normal" officeooo:rsid="00110d8e" fo:background-color="transparent" loext:char-shading-value="0" style:font-weight-asian="normal" style:font-weight-complex="normal"/>
    </style:style>
    <style:style style:name="T39" style:family="text">
      <style:text-properties fo:font-weight="normal" officeooo:rsid="0008e94c" fo:background-color="#ffff66" loext:char-shading-value="0" style:font-weight-asian="normal" style:font-weight-complex="normal"/>
    </style:style>
    <style:style style:name="T40" style:family="text">
      <style:text-properties fo:font-weight="normal" officeooo:rsid="000bfa0a" fo:background-color="#ffff66" loext:char-shading-value="0" style:font-weight-asian="normal" style:font-weight-complex="normal"/>
    </style:style>
    <style:style style:name="T41" style:family="text">
      <style:text-properties fo:font-weight="normal" fo:background-color="#ffff66" loext:char-shading-value="0" style:font-weight-asian="normal" style:font-weight-complex="normal"/>
    </style:style>
    <style:style style:name="T42" style:family="text">
      <style:text-properties fo:background-color="#ffffff"/>
    </style:style>
    <style:style style:name="T43" style:family="text">
      <style:text-properties officeooo:rsid="000bfa0a"/>
    </style:style>
    <style:style style:name="T44" style:family="text">
      <style:text-properties fo:font-style="normal" officeooo:rsid="000bfa0a" style:font-style-asian="normal" style:font-style-complex="normal"/>
    </style:style>
    <style:style style:name="T45" style:family="text">
      <style:text-properties fo:font-style="normal" officeooo:rsid="000bfa0a" fo:background-color="transparent" loext:char-shading-value="0" style:font-style-asian="normal" style:font-style-complex="normal"/>
    </style:style>
    <style:style style:name="T46" style:family="text">
      <style:text-properties fo:background-color="transparent" loext:char-shading-value="0"/>
    </style:style>
    <style:style style:name="T47" style:family="text">
      <style:text-properties fo:background-color="transparent" loext:char-shading-value="0"/>
    </style:style>
    <style:style style:name="T48" style:family="text">
      <style:text-properties officeooo:rsid="000a92f8" fo:background-color="transparent" loext:char-shading-value="0"/>
    </style:style>
    <style:style style:name="T49" style:family="text">
      <style:text-properties officeooo:rsid="000d2118"/>
    </style:style>
    <style:style style:name="T50" style:family="text">
      <style:text-properties fo:background-color="#ffff66" loext:char-shading-value="0"/>
    </style:style>
    <style:style style:name="T51" style:family="text">
      <style:text-properties officeooo:rsid="000f1c37"/>
    </style:style>
    <style:style style:name="T52" style:family="text">
      <style:text-properties officeooo:rsid="00102761"/>
    </style:style>
    <style:style style:name="T53" style:family="text">
      <style:text-properties officeooo:rsid="0010bfb2"/>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Full Report: All programs sort arrays in different ways. </text:span></text:p>
      <text:p text:style-name="Standard"/>
      <text:p text:style-name="Standard"/>
      <text:p text:style-name="P9"><text:span text:style-name="T3">1. BubbleSort is a comparison sort, it </text:span>is a <text:span text:style-name="T2">sorting algorithm</text:span> that repeatedly steps through the list to be sorted, compares each pair of adjacent items and <text:span text:style-name="T2">switches</text:span> them if they are in the wrong order. <text:span text:style-name="T2">It continued to do this</text:span> until no swaps are needed, which indicates that the list is sorted. Bubble sort has worst-case and average complexity of <text:a xlink:type="simple" xlink:href="https://en.wikipedia.org/wiki/Big_o_notation" text:style-name="Internet_20_link" text:visited-style-name="Visited_20_Internet_20_Link"><text:span text:style-name="T4">О</text:span></text:a>(<text:span text:style-name="T4">n</text:span><text:span text:style-name="T16">2</text:span>), where <text:span text:style-name="T4">n</text:span> is the number of items being sorted. Bubble sort should be avoided in the case of large collections. It will not be efficient in the case of a reverse-ordered collection.</text:p>
      <text:p text:style-name="P5"/>
      <text:p text:style-name="P6">Well-known Time Complexities →</text:p>
      <text:p text:style-name="P11"><text:span text:style-name="T5">Worst case <text:s/></text:span><text:span text:style-name="T8">= </text:span><text:a xlink:type="simple" xlink:href="https://en.wikipedia.org/wiki/Big_o_notation" text:style-name="Internet_20_link" text:visited-style-name="Visited_20_Internet_20_Link">О</text:a><text:span text:style-name="T7">(n</text:span><text:span text:style-name="T18">2</text:span><text:span text:style-name="T7">)</text:span></text:p>
      <text:p text:style-name="P7"><text:span text:style-name="T4">average =</text:span><text:span text:style-name="T6"> </text:span><text:a xlink:type="simple" xlink:href="https://en.wikipedia.org/wiki/Big_o_notation" text:style-name="Internet_20_link" text:visited-style-name="Visited_20_Internet_20_Link">О</text:a><text:span text:style-name="T21">(</text:span><text:span text:style-name="T6">n</text:span><text:span text:style-name="T20">2</text:span><text:span text:style-name="T21">)</text:span></text:p>
      <text:p text:style-name="P6"/>
      <text:p text:style-name="P6">Inferred Time Complexities → </text:p>
      <text:p text:style-name="P1"/>
      <text:p text:style-name="Standard"><text:span text:style-name="T3">2. </text:span><text:span text:style-name="T32">Insertion sort </text:span><text:span text:style-name="T37">also a comparison sort,</text:span><text:span text:style-name="T48"> </text:span><text:span text:style-name="T47">i</text:span>s a simple sorting algorithm that builds the final sorted array (or list) one item at a time. It is much less efficient on large lists than more advanced algorithms such as quicksort, heapsort, or merge sort.</text:p>
      <text:p text:style-name="P1"/>
      <text:p text:style-name="P6">Well-known Time Complexities →</text:p>
      <text:p text:style-name="P9"><text:span text:style-name="T5">Worst case = </text:span><text:span text:style-name="T4">О(n</text:span><text:span text:style-name="T17">2</text:span><text:span text:style-name="T4">)</text:span></text:p>
      <text:p text:style-name="P9"><text:span text:style-name="T5">average = </text:span><text:span text:style-name="T4">О(n</text:span><text:span text:style-name="T17">2</text:span><text:span text:style-name="T4">)</text:span></text:p>
      <text:p text:style-name="P6"/>
      <text:p text:style-name="P6">Inferred Time Complexities →</text:p>
      <text:p text:style-name="P1"/>
      <text:p text:style-name="P4"><text:span text:style-name="T34">3. </text:span><text:span text:style-name="T38">UniqueExperiment</text:span></text:p>
      <text:p text:style-name="P16"/>
      <text:p text:style-name="P17">Well-known Time Complexities →</text:p>
      <text:p text:style-name="P15"><text:span text:style-name="T5">Worst case = </text:span><text:span text:style-name="T44">O(</text:span><text:span text:style-name="T8">n </text:span><text:span text:style-name="T44">log</text:span><text:span text:style-name="T8"> </text:span><text:span text:style-name="T9">n</text:span><text:span text:style-name="T44">)</text:span></text:p>
      <text:p text:style-name="P15"><text:span text:style-name="T5">average </text:span><text:span text:style-name="T8">= </text:span><text:span text:style-name="T44">O(</text:span><text:span text:style-name="T9">n </text:span><text:span text:style-name="T44">log </text:span><text:span text:style-name="T9">n</text:span><text:span text:style-name="T44">) </text:span></text:p>
      <text:p text:style-name="P17"/>
      <text:p text:style-name="P17">Inferred Time Complexities →</text:p>
      <text:p text:style-name="P2"/>
      <text:p text:style-name="P1"/>
      <text:p text:style-name="P4"><text:span text:style-name="T3">4. Merge sort is yet another comparison sort, it d</text:span>ivide<text:span text:style-name="T49">s</text:span> the unsorted list into <text:span text:style-name="T4">n</text:span> sublists, each containing 1 element (a list of 1 element is considered sorted) <text:span text:style-name="T49">then r</text:span>epeatedly merge<text:span text:style-name="T51">s</text:span> sublists to produce new sorted sublists until there is only 1 sublist remaining <text:span text:style-name="T51">which becomes the sorted list. </text:span></text:p>
      <text:p text:style-name="P1"/>
      <text:p text:style-name="P7">Well-known Time Complexities →</text:p>
      <text:p text:style-name="P13"><text:span text:style-name="T5">Worst case </text:span><text:span text:style-name="T12">= </text:span><text:span text:style-name="T45">O(</text:span><text:span text:style-name="T13">n </text:span><text:span text:style-name="T45">log </text:span><text:span text:style-name="T13">n</text:span><text:span text:style-name="T45">) </text:span></text:p>
      <text:p text:style-name="P14"><text:span text:style-name="T5">average = </text:span><text:span text:style-name="T44">O(</text:span><text:span text:style-name="T9">n </text:span><text:span text:style-name="T44">log </text:span><text:span text:style-name="T9">n</text:span><text:span text:style-name="T44">) </text:span></text:p>
      <text:p text:style-name="P7"/>
      <text:p text:style-name="P7">Inferred Time Complexities →</text:p>
      <text:p text:style-name="P2"/>
      <text:p text:style-name="P4"><text:span text:style-name="T3">5. </text:span>Quicksort is a comparison sort, <text:span text:style-name="T51">it </text:span>first divides a large array into two smaller sub-arrays: the low elements and the high elements. Quicksort can then recursively sort the sub-arrays. <text:span text:style-name="T51">In other words it p</text:span>ick<text:span text:style-name="T51">s</text:span> an element, called a <text:span text:style-name="T4">pivot</text:span>, from the array. <text:span text:style-name="T51">Then</text:span> reorder<text:span text:style-name="T51">s</text:span> the array so that all elements with values <text:soft-page-break/>less than the pivot come before the pivot, while all elements with values greater than the pivot come after it (equal values can go either way). After this partitioning, the pivot is in its final position. This is called the <text:span text:style-name="T4">partition</text:span> operation. <text:span text:style-name="T51">It repetitively does this</text:span> to the sub-array of elements with smaller values and separately to the sub-array of elements with greater values. </text:p>
      <text:p text:style-name="P1"/>
      <text:p text:style-name="P7">Well-known Time Complexities →</text:p>
      <text:p text:style-name="P11"><text:span text:style-name="T5">Worst case = O(n</text:span><text:span text:style-name="T19">2</text:span><text:span text:style-name="T5">)</text:span></text:p>
      <text:p text:style-name="P18"><text:span text:style-name="T5">average = </text:span><text:span text:style-name="T45">O(</text:span><text:span text:style-name="T13">n </text:span><text:span text:style-name="T45">log </text:span><text:span text:style-name="T13">n</text:span><text:span text:style-name="T45">) </text:span></text:p>
      <text:p text:style-name="P7"/>
      <text:p text:style-name="P7">Inferred Time Complexities →</text:p>
      <text:p text:style-name="P2"/>
      <text:p text:style-name="P4"><text:span text:style-name="T3">6. </text:span><text:span text:style-name="T27">S</text:span><text:span text:style-name="T26">election sort</text:span> is a sorting algorithm, specifically an in-place comparison sort. It has <text:a xlink:type="simple" xlink:href="https://en.wikipedia.org/wiki/Big_O_notation" text:style-name="Internet_20_link" text:visited-style-name="Visited_20_Internet_20_Link">O</text:a>(<text:span text:style-name="T4">n</text:span><text:span text:style-name="T16">2</text:span>) time complexity, making it inefficient on large lists, and generally performs worse than the similar insertion sort. Selection sort is noted for its simplicity, and it has performance advantages over more complicated algorithms in certain situations, particularly where auxiliary memory is limited.</text:p>
      <text:p text:style-name="Text_20_body">The algorithm divides the input list into two parts: the sublist of items already sorted, which is built up from left to right at the front (left) of the list, and the sublist of items remaining to be sorted that occupy the rest of the list. Initially, the sorted sublist is empty and the unsorted sublist is the entire input list. The algorithm proceeds by finding the smallest (or largest, depending on sorting order) element in the unsorted sublist, exchanging (swapping) it with the leftmost unsorted element (putting it in sorted order), and moving the sublist boundaries one element to the right.</text:p>
      <text:p text:style-name="P1"/>
      <text:p text:style-name="P7">Well-known Time Complexities →</text:p>
      <text:p text:style-name="P11"><text:span text:style-name="T5">Worst case = О(n</text:span><text:span text:style-name="T19">2</text:span><text:span text:style-name="T5">)</text:span></text:p>
      <text:p text:style-name="P11"><text:span text:style-name="T5">average = О(n</text:span><text:span text:style-name="T19">2</text:span><text:span text:style-name="T5">)</text:span></text:p>
      <text:p text:style-name="P7"/>
      <text:p text:style-name="P7">Inferred Time Complexities →</text:p>
      <text:p text:style-name="P2"/>
      <text:p text:style-name="P3">7. <text:span text:style-name="T53">Uniqueness simply goes through each element and looks to see if there are any elements that match it’s value if it has a duplicate false is returned if it doesn't true is returned and the element is considered unique. <text:s/></text:span></text:p>
      <text:p text:style-name="P1"/>
      <text:p text:style-name="P7">Well-known Time Complexities →</text:p>
      <text:p text:style-name="P11"><text:span text:style-name="T5">Worst case = </text:span><text:span text:style-name="T4">О(n</text:span><text:span text:style-name="T17">2</text:span><text:span text:style-name="T4">)</text:span></text:p>
      <text:p text:style-name="P11"><text:span text:style-name="T5">average = </text:span><text:span text:style-name="T4">О(n</text:span><text:span text:style-name="T17">2</text:span><text:span text:style-name="T4">)</text:span></text:p>
      <text:p text:style-name="P7"/>
      <text:p text:style-name="P7">Inferred Time Complexities →</text:p>
      <text:p text:style-name="P2"/>
      <text:p text:style-name="P1"/>
      <text:p text:style-name="P19"/>
      <text:p text:style-name="P6">Cites and Sources used in addition to textbook</text:p>
      <text:p text:style-name="P6"/>
      <text:p text:style-name="P12">1.</text:p>
      <text:p text:style-name="P6"/>
      <text:p text:style-name="P20"><text:a xlink:type="simple" xlink:href="https://en.wikipedia.org/wiki/Thomas_H._Cormen" text:style-name="Internet_20_link" text:visited-style-name="Visited_20_Internet_20_Link">Thomas H. Cormen</text:a><text:span text:style-name="T22">, </text:span><text:a xlink:type="simple" xlink:href="https://en.wikipedia.org/wiki/Charles_E._Leiserson" text:style-name="Internet_20_link" text:visited-style-name="Visited_20_Internet_20_Link">Charles E. Leiserson</text:a><text:span text:style-name="T22">, </text:span><text:a xlink:type="simple" xlink:href="https://en.wikipedia.org/wiki/Ronald_L._Rivest" text:style-name="Internet_20_link" text:visited-style-name="Visited_20_Internet_20_Link">Ronald L. Rivest</text:a><text:span text:style-name="T22">, and </text:span><text:a xlink:type="simple" xlink:href="https://en.wikipedia.org/wiki/Clifford_Stein" text:style-name="Internet_20_link" text:visited-style-name="Visited_20_Internet_20_Link">Clifford Stein</text:a><text:span text:style-name="T22">. </text:span><text:a xlink:type="simple" xlink:href="https://en.wikipedia.org/wiki/Introduction_to_Algorithms" text:style-name="Internet_20_link" text:visited-style-name="Visited_20_Internet_20_Link"><text:span text:style-name="T7">Introduction to Algorithms</text:span></text:a><text:span text:style-name="T22">, Second Edition. MIT Press and McGraw-Hill, 2001. </text:span><text:a xlink:type="simple" xlink:href="https://en.wikipedia.org/wiki/Special:BookSources/0262032937" text:style-name="Internet_20_link" text:visited-style-name="Visited_20_Internet_20_Link">ISBN 0-262-03293-7</text:a><text:span text:style-name="T22">. Problem 2-2, pg.40. </text:span></text:p>
      <text:p text:style-name="P20"><text:a xlink:type="simple" xlink:href="https://www.cs.tcd.ie/publications/tech-reports/reports.05/TCD-CS-2005-57.pdf" text:style-name="Internet_20_link" text:visited-style-name="Visited_20_Internet_20_Link">Sorting in the Presence of Branch Prediction and Caches</text:a><text:span text:style-name="T21"> </text:span></text:p>
      <text:p text:style-name="P20"><text:span text:style-name="T21">Fundamentals of Data Structures by Ellis Horowitz, </text:span><text:a xlink:type="simple" xlink:href="https://en.wikipedia.org/wiki/Sartaj_Sahni" text:style-name="Internet_20_link" text:visited-style-name="Visited_20_Internet_20_Link">Sartaj Sahni</text:a><text:span text:style-name="T21"> and Susan Anderson-Freed </text:span><text:a xlink:type="simple" xlink:href="https://en.wikipedia.org/wiki/Special:BookSources/8173716056" text:style-name="Internet_20_link" text:visited-style-name="Visited_20_Internet_20_Link">ISBN 81-7371-605-6</text:a><text:span text:style-name="T21"> </text:span></text:p>
      <text:p text:style-name="P8">2.</text:p>
      <text:p text:style-name="P8"/>
      <text:p text:style-name="P21"><text:bookmark text:name="cite_note-pearls-1"/><text:span text:style-name="Citation"><text:span text:style-name="T23">Bentley, Jon (2000). Programming Pearls. ACM Press/Addison–Wesley.</text:span></text:span><text:span text:style-name="T23"> </text:span></text:p>
      <text:p text:style-name="P21"><text:bookmark text:name="cite_note-2"/><text:bookmark text:name="CITEREFSedgewick1983"/><text:a xlink:type="simple" xlink:href="https://en.wikipedia.org/wiki/Robert_Sedgewick_%28computer_scientist%29" text:style-name="Internet_20_link" text:visited-style-name="Visited_20_Internet_20_Link"><text:span text:style-name="Citation">Sedgewick, Robert</text:span></text:a><text:span text:style-name="Citation"> (1983), Algorithms, Addison-Wesley, pp. 95ff, </text:span><text:a xlink:type="simple" xlink:href="https://en.wikipedia.org/wiki/International_Standard_Book_Number" text:style-name="Internet_20_link" text:visited-style-name="Visited_20_Internet_20_Link"><text:span text:style-name="Citation">ISBN</text:span></text:a><text:span text:style-name="Citation"> </text:span><text:a xlink:type="simple" xlink:href="https://en.wikipedia.org/wiki/Special:BookSources/978-0-201-06672-2" text:style-name="Internet_20_link" text:visited-style-name="Visited_20_Internet_20_Link"><text:span text:style-name="Citation">978-0-201-06672-2</text:span></text:a>. </text:p>
      <text:p text:style-name="P21"><text:bookmark text:name="cite_note-3"/><text:a xlink:type="simple" xlink:href="https://en.wikipedia.org/wiki/Thomas_H._Cormen" text:style-name="Internet_20_link" text:visited-style-name="Visited_20_Internet_20_Link"><text:span text:style-name="Citation">Cormen, Thomas H.</text:span></text:a><text:span text:style-name="Citation">; </text:span><text:a xlink:type="simple" xlink:href="https://en.wikipedia.org/wiki/Charles_E._Leiserson" text:style-name="Internet_20_link" text:visited-style-name="Visited_20_Internet_20_Link"><text:span text:style-name="Citation">Leiserson, Charles E.</text:span></text:a><text:span text:style-name="Citation">; </text:span><text:a xlink:type="simple" xlink:href="https://en.wikipedia.org/wiki/Ron_Rivest" text:style-name="Internet_20_link" text:visited-style-name="Visited_20_Internet_20_Link"><text:span text:style-name="Citation">Rivest, Ronald L.</text:span></text:a><text:span text:style-name="Citation">; </text:span><text:a xlink:type="simple" xlink:href="https://en.wikipedia.org/wiki/Clifford_Stein" text:style-name="Internet_20_link" text:visited-style-name="Visited_20_Internet_20_Link"><text:span text:style-name="Citation">Stein, Clifford</text:span></text:a><text:span text:style-name="Citation"> (2001) [1990]. </text:span><text:a xlink:type="simple" xlink:href="https://en.wikipedia.org/wiki/Introduction_to_Algorithms" text:style-name="Internet_20_link" text:visited-style-name="Visited_20_Internet_20_Link"><text:span text:style-name="Citation">Introduction to Algorithms</text:span></text:a><text:span text:style-name="Citation"> (2nd ed.). MIT Press and McGraw-Hill. </text:span><text:a xlink:type="simple" xlink:href="https://en.wikipedia.org/wiki/International_Standard_Book_Number" text:style-name="Internet_20_link" text:visited-style-name="Visited_20_Internet_20_Link"><text:span text:style-name="Citation">ISBN</text:span></text:a><text:span text:style-name="Citation"> </text:span><text:a xlink:type="simple" xlink:href="https://en.wikipedia.org/wiki/Special:BookSources/0-262-03293-7" text:style-name="Internet_20_link" text:visited-style-name="Visited_20_Internet_20_Link"><text:span text:style-name="Citation">0-262-03293-7</text:span></text:a><text:span text:style-name="Citation">.</text:span> Section 2.1: Insertion sort, pp. 15–21. See in particular p. 17.</text:p>
      <text:p text:style-name="P22">3.</text:p>
      <text:p text:style-name="P28">Data Structures and Algorithms in Java, Sixth Edition Michael T. Goodrich, Roberto Tamassia, and Michael H. Goldwasser John Wiley &amp; Sons, 2014</text:p>
      <text:p text:style-name="P29">4.</text:p>
      <text:p text:style-name="P23"><text:bookmark text:name="CITEREFCormenLeisersonRivestStein2009"/><text:a xlink:type="simple" xlink:href="https://en.wikipedia.org/wiki/Thomas_H._Cormen" text:style-name="Internet_20_link" text:visited-style-name="Visited_20_Internet_20_Link"><text:span text:style-name="Citation"><text:span text:style-name="T49">Cormen, Thomas H.</text:span></text:span></text:a><text:span text:style-name="Citation"><text:span text:style-name="T49">; </text:span></text:span><text:a xlink:type="simple" xlink:href="https://en.wikipedia.org/wiki/Charles_E._Leiserson" text:style-name="Internet_20_link" text:visited-style-name="Visited_20_Internet_20_Link"><text:span text:style-name="Citation"><text:span text:style-name="T49">Leiserson, Charles E.</text:span></text:span></text:a><text:span text:style-name="Citation"><text:span text:style-name="T49">; </text:span></text:span><text:a xlink:type="simple" xlink:href="https://en.wikipedia.org/wiki/Ron_Rivest" text:style-name="Internet_20_link" text:visited-style-name="Visited_20_Internet_20_Link"><text:span text:style-name="Citation"><text:span text:style-name="T49">Rivest, Ronald L.</text:span></text:span></text:a><text:span text:style-name="Citation"><text:span text:style-name="T49">; </text:span></text:span><text:a xlink:type="simple" xlink:href="https://en.wikipedia.org/wiki/Clifford_Stein" text:style-name="Internet_20_link" text:visited-style-name="Visited_20_Internet_20_Link"><text:span text:style-name="Citation"><text:span text:style-name="T49">Stein, Clifford</text:span></text:span></text:a><text:span text:style-name="Citation"><text:span text:style-name="T49"> (2009) [1990]. </text:span></text:span><text:a xlink:type="simple" xlink:href="https://en.wikipedia.org/wiki/Introduction_to_Algorithms" text:style-name="Internet_20_link" text:visited-style-name="Visited_20_Internet_20_Link"><text:span text:style-name="Citation"><text:span text:style-name="T49">Introduction to Algorithms</text:span></text:span></text:a><text:span text:style-name="Citation"><text:span text:style-name="T49"> (3rd ed.). MIT Press and McGraw-Hill. </text:span></text:span><text:a xlink:type="simple" xlink:href="https://en.wikipedia.org/wiki/International_Standard_Book_Number" text:style-name="Internet_20_link" text:visited-style-name="Visited_20_Internet_20_Link"><text:span text:style-name="Citation"><text:span text:style-name="T49">ISBN</text:span></text:span></text:a><text:span text:style-name="Citation"><text:span text:style-name="T49"> </text:span></text:span><text:a xlink:type="simple" xlink:href="https://en.wikipedia.org/wiki/Special:BookSources/0-262-03384-4" text:style-name="Internet_20_link" text:visited-style-name="Visited_20_Internet_20_Link"><text:span text:style-name="Citation"><text:span text:style-name="T49">0-262-03384-4</text:span></text:span></text:a><text:span text:style-name="Citation"><text:span text:style-name="T49">.</text:span></text:span><text:span text:style-name="T49"> </text:span></text:p>
      <text:p text:style-name="P23"><text:bookmark text:name="CITEREFKatajainenPasanenTeuhola1996"/><text:span text:style-name="Citation">Katajainen, Jyrki; Pasanen, Tomi; Teuhola, Jukka (1996). </text:span><text:a xlink:type="simple" xlink:href="http://www.diku.dk/hjemmesider/ansatte/jyrki/Paper/mergesort_NJC.ps" text:style-name="Internet_20_link" text:visited-style-name="Visited_20_Internet_20_Link"><text:span text:style-name="Citation">"Practical in-place mergesort"</text:span></text:a><text:span text:style-name="Citation">. Nordic Journal of Computing. </text:span><text:span text:style-name="Citation"><text:span text:style-name="T24">3</text:span></text:span><text:span text:style-name="Citation">. pp. 27–40. </text:span><text:a xlink:type="simple" xlink:href="https://en.wikipedia.org/wiki/International_Standard_Serial_Number" text:style-name="Internet_20_link" text:visited-style-name="Visited_20_Internet_20_Link"><text:span text:style-name="Citation">ISSN</text:span></text:a><text:span text:style-name="Citation"> </text:span><text:a xlink:type="simple" xlink:href="https://www.worldcat.org/issn/1236-6064" text:style-name="Internet_20_link" text:visited-style-name="Visited_20_Internet_20_Link"><text:span text:style-name="Citation">1236-6064</text:span></text:a><text:span text:style-name="Citation">. Retrieved 2009-04-04.</text:span>. Also <text:a xlink:type="simple" xlink:href="http://citeseer.ist.psu.edu/katajainen96practical.html" text:style-name="Internet_20_link" text:visited-style-name="Visited_20_Internet_20_Link">Practical In-Place Mergesort</text:a>. Also <text:a xlink:type="simple" xlink:href="http://citeseerx.ist.psu.edu/viewdoc/summary?doi=10.1.1.22.8523" text:style-name="Internet_20_link" text:visited-style-name="Visited_20_Internet_20_Link">[1]</text:a> </text:p>
      <text:p text:style-name="P23"><text:bookmark text:name="CITEREFKnuth1998"/><text:a xlink:type="simple" xlink:href="https://en.wikipedia.org/wiki/Donald_Knuth" text:style-name="Internet_20_link" text:visited-style-name="Visited_20_Internet_20_Link"><text:span text:style-name="Citation">Knuth, Donald</text:span></text:a><text:span text:style-name="Citation"> (1998). "Section 5.2.4: Sorting by Merging". Sorting and Searching. </text:span><text:a xlink:type="simple" xlink:href="https://en.wikipedia.org/wiki/The_Art_of_Computer_Programming" text:style-name="Internet_20_link" text:visited-style-name="Visited_20_Internet_20_Link"><text:span text:style-name="Citation">The Art of Computer Programming</text:span></text:a><text:span text:style-name="Citation">. </text:span><text:span text:style-name="Citation"><text:span text:style-name="T24">3</text:span></text:span><text:span text:style-name="Citation"> (2nd ed.). Addison-Wesley. pp. 158–168. </text:span><text:a xlink:type="simple" xlink:href="https://en.wikipedia.org/wiki/International_Standard_Book_Number" text:style-name="Internet_20_link" text:visited-style-name="Visited_20_Internet_20_Link"><text:span text:style-name="Citation">ISBN</text:span></text:a><text:span text:style-name="Citation"> </text:span><text:a xlink:type="simple" xlink:href="https://en.wikipedia.org/wiki/Special:BookSources/0-201-89685-0" text:style-name="Internet_20_link" text:visited-style-name="Visited_20_Internet_20_Link"><text:span text:style-name="Citation">0-201-89685-0</text:span></text:a><text:span text:style-name="Citation">.</text:span> </text:p>
      <text:p text:style-name="P23"><text:bookmark text:name="CITEREFKronrod1969"/><text:span text:style-name="Citation">Kronrod, M. A. (1969). "Optimal ordering algorithm without operational field". Soviet Mathematics - Doklady. </text:span><text:span text:style-name="Citation"><text:span text:style-name="T24">10</text:span></text:span><text:span text:style-name="Citation">. p. 744.</text:span> </text:p>
      <text:p text:style-name="P23"><text:bookmark text:name="CITEREFLaMarcaLadner1997"/><text:span text:style-name="Citation">LaMarca, A.; Ladner, R. E. (1997). "The influence of caches on the performance of sorting". Proc. 8th Ann. ACM-SIAM Symp. on Discrete Algorithms (SODA97): 370–379.</text:span></text:p>
      <text:p text:style-name="P24"><text:span text:style-name="Citation"><text:span text:style-name="T51">5.</text:span></text:span></text:p>
      <text:p text:style-name="P24"><text:soft-page-break/><text:a xlink:type="simple" xlink:href="https://en.wikipedia.org/wiki/Robert_Sedgewick_%28computer_scientist%29" text:style-name="Internet_20_link" text:visited-style-name="Visited_20_Internet_20_Link"><text:span text:style-name="Citation">Sedgewick, R.</text:span></text:a><text:span text:style-name="Citation"> (1978). "Implementing Quicksort programs". </text:span><text:a xlink:type="simple" xlink:href="https://en.wikipedia.org/wiki/Communications_of_the_ACM" text:style-name="Internet_20_link" text:visited-style-name="Visited_20_Internet_20_Link"><text:span text:style-name="Citation">Comm. ACM</text:span></text:a><text:span text:style-name="Citation">. </text:span><text:span text:style-name="Citation"><text:span text:style-name="T24">21</text:span></text:span><text:span text:style-name="Citation"> (10): 847–857.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x.doi.org/10.1145%2F359619.359631" text:style-name="Internet_20_link" text:visited-style-name="Visited_20_Internet_20_Link"><text:span text:style-name="Citation">10.1145/359619.359631</text:span></text:a><text:span text:style-name="Citation">. </text:span></text:p>
      <text:p text:style-name="P24"><text:span text:style-name="Citation">Dean, B. C. (2006). "A simple expected running time analysis for randomized "divide and conquer" algorithms". Discrete Applied Mathematics. </text:span><text:span text:style-name="Citation"><text:span text:style-name="T24">154</text:span></text:span><text:span text:style-name="Citation">: 1–5.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x.doi.org/10.1016%2Fj.dam.2005.07.005" text:style-name="Internet_20_link" text:visited-style-name="Visited_20_Internet_20_Link"><text:span text:style-name="Citation">10.1016/j.dam.2005.07.005</text:span></text:a><text:span text:style-name="Citation">.</text:span> </text:p>
      <text:p text:style-name="P24"><text:a xlink:type="simple" xlink:href="https://en.wikipedia.org/wiki/Tony_Hoare" text:style-name="Internet_20_link" text:visited-style-name="Visited_20_Internet_20_Link"><text:span text:style-name="Citation">Hoare, C. A. R.</text:span></text:a><text:span text:style-name="Citation"> (1961). "Algorithm 63: Partition". </text:span><text:a xlink:type="simple" xlink:href="https://en.wikipedia.org/wiki/Communications_of_the_ACM" text:style-name="Internet_20_link" text:visited-style-name="Visited_20_Internet_20_Link"><text:span text:style-name="Citation">Comm. ACM</text:span></text:a><text:span text:style-name="Citation">. </text:span><text:span text:style-name="Citation"><text:span text:style-name="T24">4</text:span></text:span><text:span text:style-name="Citation"> (7): 321.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x.doi.org/10.1145%2F366622.366642" text:style-name="Internet_20_link" text:visited-style-name="Visited_20_Internet_20_Link"><text:span text:style-name="Citation">10.1145/366622.366642</text:span></text:a><text:span text:style-name="Citation">.</text:span> </text:p>
      <text:p text:style-name="P24"><text:a xlink:type="simple" xlink:href="https://en.wikipedia.org/wiki/Tony_Hoare" text:style-name="Internet_20_link" text:visited-style-name="Visited_20_Internet_20_Link"><text:span text:style-name="Citation">Hoare, C. A. R.</text:span></text:a><text:span text:style-name="Citation"> (1961). "Algorithm 65: Find". </text:span><text:a xlink:type="simple" xlink:href="https://en.wikipedia.org/wiki/Communications_of_the_ACM" text:style-name="Internet_20_link" text:visited-style-name="Visited_20_Internet_20_Link"><text:span text:style-name="Citation">Comm. ACM</text:span></text:a><text:span text:style-name="Citation">. </text:span><text:span text:style-name="Citation"><text:span text:style-name="T24">4</text:span></text:span><text:span text:style-name="Citation"> (7): 321–322.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x.doi.org/10.1145%2F366622.366647" text:style-name="Internet_20_link" text:visited-style-name="Visited_20_Internet_20_Link"><text:span text:style-name="Citation">10.1145/366622.366647</text:span></text:a><text:span text:style-name="Citation">.</text:span> </text:p>
      <text:p text:style-name="P24"><text:a xlink:type="simple" xlink:href="https://en.wikipedia.org/wiki/Tony_Hoare" text:style-name="Internet_20_link" text:visited-style-name="Visited_20_Internet_20_Link"><text:span text:style-name="Citation">Hoare, C. A. R.</text:span></text:a><text:span text:style-name="Citation"> (1962). "Quicksort". </text:span><text:a xlink:type="simple" xlink:href="https://en.wikipedia.org/wiki/The_Computer_Journal" text:style-name="Internet_20_link" text:visited-style-name="Visited_20_Internet_20_Link"><text:span text:style-name="Citation">Comput. J.</text:span></text:a><text:span text:style-name="Citation"> </text:span><text:span text:style-name="Citation"><text:span text:style-name="T24">5</text:span></text:span><text:span text:style-name="Citation"> (1): 10–16.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x.doi.org/10.1093%2Fcomjnl%2F5.1.10" text:style-name="Internet_20_link" text:visited-style-name="Visited_20_Internet_20_Link"><text:span text:style-name="Citation">10.1093/comjnl/5.1.10</text:span></text:a><text:span text:style-name="Citation">.</text:span> (Reprinted in Hoare and Jones: <text:a xlink:type="simple" xlink:href="http://portal.acm.org/citation.cfm?id=SERIES11430.63445" text:style-name="Internet_20_link" text:visited-style-name="Visited_20_Internet_20_Link"><text:span text:style-name="T4">Essays in computing science</text:span></text:a>, 1989.)</text:p>
      <text:p text:style-name="P25">6.</text:p>
      <text:p text:style-name="P26"><text:bookmark text:name="cite_note-1"/><text:a xlink:type="simple" xlink:href="https://www.khanacademy.org/computing/computer-science/algorithms/sorting-algorithms/a/analysis-of-selection-sort" text:style-name="Internet_20_link" text:visited-style-name="Visited_20_Internet_20_Link"><text:span text:style-name="T52">https://www.khanacademy.org/computing/computer-science/algorithms/sorting-algorithms/a/analysis-of-selection-sort</text:span></text:a><text:span text:style-name="T52"> </text:span></text:p>
      <text:p text:style-name="P26"><text:span text:style-name="Citation">Black, Paul E. </text:span><text:a xlink:type="simple" xlink:href="http://www.nist.gov/dads/HTML/bingosort.html" text:style-name="Internet_20_link" text:visited-style-name="Visited_20_Internet_20_Link"><text:span text:style-name="Citation">"Bingo sort"</text:span></text:a><text:span text:style-name="Citation">. </text:span><text:a xlink:type="simple" xlink:href="https://en.wikipedia.org/wiki/Dictionary_of_Algorithms_and_Data_Structures" text:style-name="Internet_20_link" text:visited-style-name="Visited_20_Internet_20_Link"><text:span text:style-name="Citation">Dictionary of Algorithms and Data Structures</text:span></text:a><text:span text:style-name="Citation">.</text:span> </text:p>
      <text:p text:style-name="P26"><text:a xlink:type="simple" xlink:href="https://en.wikipedia.org/wiki/Donald_Knuth" text:style-name="Internet_20_link" text:visited-style-name="Visited_20_Internet_20_Link">Donald Knuth</text:a>. <text:a xlink:type="simple" xlink:href="https://en.wikipedia.org/wiki/The_Art_of_Computer_Programming" text:style-name="Internet_20_link" text:visited-style-name="Visited_20_Internet_20_Link"><text:span text:style-name="T4">The Art of Computer Programming</text:span></text:a>, Volume 3: <text:span text:style-name="T4">Sorting and Searching</text:span>, Third Edition. Addison–Wesley, 1997. <text:a xlink:type="simple" xlink:href="https://en.wikipedia.org/wiki/Special:BookSources/0201896850" text:style-name="Internet_20_link" text:visited-style-name="Visited_20_Internet_20_Link">ISBN 0-201-89685-0</text:a>. Pages 138–141 of Section 5.2.3: Sorting by Selection. </text:p>
      <text:p text:style-name="P26">Anany Levitin. <text:span text:style-name="T4">Introduction to the Design &amp; Analysis of Algorithms</text:span>, 2nd Edition. <text:a xlink:type="simple" xlink:href="https://en.wikipedia.org/wiki/Special:BookSources/0321358287" text:style-name="Internet_20_link" text:visited-style-name="Visited_20_Internet_20_Link">ISBN 0-321-35828-7</text:a>. Section 3.1: Selection Sort, pp 98–100.</text:p>
      <text:p text:style-name="P27">7.</text:p>
      <text:p text:style-name="P27">Data Structures and Algorithms in Java, Sixth Edition Michael T. Goodrich, Roberto Tamassia, and Michael H. Goldwasser John Wiley &amp; Sons, 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2T12:50:29.494480002</meta:creation-date>
    <dc:date>2016-10-22T15:14:55.656078815</dc:date>
    <meta:editing-duration>PT31M50S</meta:editing-duration>
    <meta:editing-cycles>6</meta:editing-cycles>
    <meta:generator>LibreOffice/5.1.4.2$Linux_X86_64 LibreOffice_project/10m0$Build-2</meta:generator>
    <meta:document-statistic meta:table-count="0" meta:image-count="0" meta:object-count="0" meta:page-count="4" meta:paragraph-count="67" meta:word-count="1060" meta:character-count="6861" meta:non-whitespace-character-count="5853"/>
  </office:meta>
</office:document-meta>
</file>